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5.513cm" fo:margin-left="0.03cm" fo:margin-right="0.046cm" table:align="margins" style:writing-mode="lr-tb"/>
    </style:style>
    <style:style style:name="Tabela1.A" style:family="table-column">
      <style:table-column-properties style:column-width="3.293cm" style:rel-column-width="13911*"/>
    </style:style>
    <style:style style:name="Tabela1.B" style:family="table-column">
      <style:table-column-properties style:column-width="5.219cm" style:rel-column-width="22048*"/>
    </style:style>
    <style:style style:name="Tabela1.C" style:family="table-column">
      <style:table-column-properties style:column-width="7.001cm" style:rel-column-width="29576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1.A5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P1" style:family="paragraph" style:parent-style-name="Standard">
      <style:paragraph-properties fo:margin-top="0cm" fo:margin-bottom="0.353cm" fo:line-height="150%"/>
      <style:text-properties style:font-name="Arial" style:font-name-complex="Arial"/>
    </style:style>
    <style:style style:name="P2" style:family="paragraph" style:parent-style-name="Standard">
      <style:paragraph-properties fo:margin-top="0cm" fo:margin-bottom="0cm" fo:line-height="150%" style:text-autospace="none"/>
    </style:style>
    <style:style style:name="P3" style:family="paragraph" style:parent-style-name="Standard">
      <style:paragraph-properties fo:margin-top="0cm" fo:margin-bottom="0cm" fo:line-height="150%" style:text-autospace="non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Standard">
      <style:paragraph-properties fo:margin-top="0cm" fo:margin-bottom="0cm" fo:line-height="150%" fo:text-align="center" style:justify-single-word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margin-top="0cm" fo:margin-bottom="0cm" fo:line-height="150%" style:text-autospace="none"/>
      <style:text-properties style:font-name="Arial" style:font-name-complex="Arial"/>
    </style:style>
    <style:style style:name="P6" style:family="paragraph" style:parent-style-name="Standard">
      <style:paragraph-properties fo:margin-top="0cm" fo:margin-bottom="0cm" fo:line-height="150%" fo:text-align="center" style:justify-single-word="false" style:text-autospace="none" style:snap-to-layout-grid="false"/>
      <style:text-properties style:font-name="Arial" style:font-name-complex="Arial"/>
    </style:style>
    <style:style style:name="P7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  <style:text-properties style:font-name="Arial" style:font-name-complex="Arial"/>
    </style:style>
    <style:style style:name="P9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  <style:text-properties style:font-name="Arial"/>
    </style:style>
    <style:style style:name="P10" style:family="paragraph" style:parent-style-name="Standard">
      <style:paragraph-properties fo:margin-left="1.27cm" fo:margin-right="0cm" fo:margin-top="0cm" fo:margin-bottom="0cm" fo:line-height="150%" fo:text-indent="0cm" style:auto-text-indent="false" style:text-autospace="none"/>
      <style:text-properties style:font-name="Arial" style:font-name-complex="Arial"/>
    </style:style>
    <style:style style:name="P11" style:family="paragraph" style:parent-style-name="Standard">
      <style:paragraph-properties fo:margin-left="1.905cm" fo:margin-right="0cm" fo:margin-top="0cm" fo:margin-bottom="0cm" fo:line-height="150%" fo:text-indent="0cm" style:auto-text-indent="false" style:text-autospace="none"/>
      <style:text-properties style:font-name="Arial" style:font-name-complex="Arial"/>
    </style:style>
    <style:style style:name="P12" style:family="paragraph" style:parent-style-name="Standard" style:master-page-name="Standard">
      <style:paragraph-properties fo:margin-top="0cm" fo:margin-bottom="0cm" fo:line-height="150%" style:page-number="auto" style:text-autospace="none"/>
      <style:text-properties style:font-name="Arial" fo:font-size="14pt" fo:font-style="italic" fo:font-weight="bold" style:font-size-asian="14pt" style:font-style-asian="italic" style:font-weight-asian="bold" style:font-name-complex="Arial" style:font-style-complex="italic" style:font-weight-complex="bold"/>
    </style:style>
    <style:style style:name="P13" style:family="paragraph" style:parent-style-name="Standard" style:list-style-name="WW8Num2">
      <style:paragraph-properties fo:margin-top="0cm" fo:margin-bottom="0cm" fo:line-height="150%" style:text-autospace="none"/>
      <style:text-properties style:font-name="Arial" style:font-name-complex="Arial"/>
    </style:style>
    <style:style style:name="P14" style:family="paragraph" style:parent-style-name="Standard" style:list-style-name="L1">
      <style:paragraph-properties fo:margin-top="0cm" fo:margin-bottom="0cm" fo:line-height="150%" style:text-autospace="none"/>
      <style:text-properties style:font-name="Arial" style:font-name-complex="Arial"/>
    </style:style>
    <style:style style:name="P15" style:family="paragraph" style:parent-style-name="Standard" style:list-style-name="L1">
      <style:paragraph-properties fo:margin-top="0cm" fo:margin-bottom="0cm" fo:line-height="150%" style:text-autospace="none"/>
      <style:text-properties style:font-name="Arial" officeooo:paragraph-rsid="0003a6eb" style:font-name-complex="Arial"/>
    </style:style>
    <style:style style:name="P16" style:family="paragraph" style:parent-style-name="Standard" style:list-style-name="WW8Num1">
      <style:paragraph-properties fo:margin-top="0cm" fo:margin-bottom="0cm" fo:line-height="150%" style:text-autospace="none"/>
      <style:text-properties style:font-name="Arial" style:font-name-complex="Arial"/>
    </style:style>
    <style:style style:name="P17" style:family="paragraph" style:parent-style-name="Standard" style:list-style-name="WW8Num4">
      <style:paragraph-properties fo:margin-top="0cm" fo:margin-bottom="0cm" fo:line-height="150%" style:text-autospace="none"/>
      <style:text-properties style:font-name="Arial" style:font-name-complex="Arial"/>
    </style:style>
    <style:style style:name="P18" style:family="paragraph" style:parent-style-name="Standard">
      <style:paragraph-properties fo:margin-top="0cm" fo:margin-bottom="0cm" fo:line-height="150%" fo:text-align="center" style:justify-single-word="false" style:text-autospace="none" style:snap-to-layout-grid="false"/>
      <style:text-properties style:font-name="Arial" officeooo:paragraph-rsid="00078165" style:font-name-complex="Arial"/>
    </style:style>
    <style:style style:name="P19" style:family="paragraph" style:parent-style-name="Standard" style:list-style-name="L1">
      <style:paragraph-properties fo:margin-top="0cm" fo:margin-bottom="0cm" fo:line-height="150%" style:text-autospace="none"/>
      <style:text-properties style:font-name="Arial" officeooo:rsid="0001d963" officeooo:paragraph-rsid="0001d963" style:font-name-complex="Arial"/>
    </style:style>
    <style:style style:name="P20" style:family="paragraph" style:parent-style-name="Standard" style:list-style-name="L1">
      <style:paragraph-properties fo:margin-top="0cm" fo:margin-bottom="0cm" fo:line-height="150%" style:text-autospace="none"/>
      <style:text-properties style:font-name="Arial" officeooo:paragraph-rsid="0003a6eb" fo:background-color="#ffff00" style:font-name-complex="Arial"/>
    </style:style>
    <style:style style:name="P21" style:family="paragraph" style:parent-style-name="Standard" style:list-style-name="L1">
      <style:paragraph-properties fo:margin-top="0cm" fo:margin-bottom="0cm" fo:line-height="150%" style:text-autospace="none"/>
      <style:text-properties style:font-name="Arial" officeooo:rsid="00031da9" officeooo:paragraph-rsid="00031da9" fo:background-color="#ffff00" style:font-name-complex="Arial"/>
    </style:style>
    <style:style style:name="P22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  <style:text-properties style:font-name="Arial" officeooo:paragraph-rsid="00078165"/>
    </style:style>
    <style:style style:name="P23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  <style:text-properties style:font-name="Arial" officeooo:paragraph-rsid="00078165" style:font-name-complex="Ari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a6eb"/>
    </style:style>
    <style:style style:name="T3" style:family="text">
      <style:text-properties officeooo:rsid="00078165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file-name text:display="name">UC01.02.00 - Emitir Histórico</text:file-name>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4">Histórico de Modificações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7">Data</text:p>
          </table:table-cell>
          <table:table-cell table:style-name="Tabela1.A2" office:value-type="string">
            <text:p text:style-name="P7">Autor</text:p>
          </table:table-cell>
          <table:table-cell table:style-name="Tabela1.A1" office:value-type="string">
            <text:p text:style-name="P7">Descrição</text:p>
          </table:table-cell>
        </table:table-row>
        <table:table-row table:style-name="Tabela1.1">
          <table:table-cell table:style-name="Tabela1.A2" office:value-type="string">
            <text:p text:style-name="P8">01/09/10</text:p>
          </table:table-cell>
          <table:table-cell table:style-name="Tabela1.A2" office:value-type="string">
            <text:p text:style-name="P8">Luciana C. I. Lima</text:p>
          </table:table-cell>
          <table:table-cell table:style-name="Tabela1.A1" office:value-type="string">
            <text:p text:style-name="P8">Versão inicial do caso de uso</text:p>
          </table:table-cell>
        </table:table-row>
        <table:table-row table:style-name="Tabela1.1">
          <table:table-cell table:style-name="Tabela1.A4" office:value-type="string">
            <text:p text:style-name="P9">02/10/10</text:p>
          </table:table-cell>
          <table:table-cell table:style-name="Tabela1.A4" office:value-type="string">
            <text:p text:style-name="P8">Marcio Belo</text:p>
          </table:table-cell>
          <table:table-cell table:style-name="Tabela1.C4" office:value-type="string">
            <text:p text:style-name="P6">Inclusão do caso de uso buscar aluno</text:p>
          </table:table-cell>
        </table:table-row>
        <table:table-row table:style-name="Tabela1.1">
          <table:table-cell table:style-name="Tabela1.A5" office:value-type="date" office:date-value="2010-11-12">
            <text:p text:style-name="P9">12/11/10</text:p>
          </table:table-cell>
          <table:table-cell table:style-name="Tabela1.A4" office:value-type="string">
            <text:p text:style-name="P8">Marcio Belo</text:p>
          </table:table-cell>
          <table:table-cell table:style-name="Tabela1.C4" office:value-type="string">
            <text:p text:style-name="P6">Ajuste para listar componentes a cursar</text:p>
          </table:table-cell>
        </table:table-row>
        <table:table-row table:style-name="Tabela1.1">
          <table:table-cell table:style-name="Tabela1.A5" office:value-type="date" office:date-value="2010-11-22">
            <text:p text:style-name="P9">22/11/10</text:p>
          </table:table-cell>
          <table:table-cell table:style-name="Tabela1.A4" office:value-type="string">
            <text:p text:style-name="P8">Marcio Belo</text:p>
          </table:table-cell>
          <table:table-cell table:style-name="Tabela1.C4" office:value-type="string">
            <text:p text:style-name="P6">Ajuste para explicitar os passos de seleção da matrícula de um aluno.</text:p>
          </table:table-cell>
        </table:table-row>
        <table:table-row table:style-name="Tabela1.1">
          <table:table-cell table:style-name="Tabela1.A5" office:value-type="date" office:date-value="2011-01-10">
            <text:p text:style-name="P9">10/01/11</text:p>
          </table:table-cell>
          <table:table-cell table:style-name="Tabela1.A4" office:value-type="string">
            <text:p text:style-name="P8">Marcio Belo</text:p>
          </table:table-cell>
          <table:table-cell table:style-name="Tabela1.C4" office:value-type="string">
            <text:p text:style-name="P6">Exibir o nome do aluno após a pesquisa por matrícula</text:p>
          </table:table-cell>
        </table:table-row>
        <table:table-row table:style-name="Tabela1.1">
          <table:table-cell table:style-name="Tabela1.A5" office:value-type="date" office:date-value="2011-04-10">
            <text:p text:style-name="P22"><text:span text:style-name="T3">10/04/11</text:span></text:p>
          </table:table-cell>
          <table:table-cell table:style-name="Tabela1.A4" office:value-type="string">
            <text:p text:style-name="P23"><text:span text:style-name="T3">Marcio Belo</text:span></text:p>
          </table:table-cell>
          <table:table-cell table:style-name="Tabela1.C4" office:value-type="string">
            <text:p text:style-name="P18"><text:span text:style-name="T3">Acréscimo da lista de histórico da situação de matrícula e a lista de documentos pendentes.</text:span></text:p>
          </table:table-cell>
        </table:table-row>
      </table:table>
      <text:p text:style-name="P2"/>
      <text:p text:style-name="P3">Pré-condições</text:p>
      <text:list xml:id="list997571691" text:style-name="WW8Num2">
        <text:list-item>
          <text:p text:style-name="P13">Usuário autenticado no sistema com as permissões de Secretária Acadêmica;</text:p>
        </text:list-item>
        <text:list-item>
          <text:p text:style-name="P13">Usuário escolhe a opção “Emissão – Histórico Escolar”.</text:p>
        </text:list-item>
      </text:list>
      <text:p text:style-name="P10"/>
      <text:p text:style-name="P3">Atores</text:p>
      <text:p text:style-name="P5">Secretária Acadêmica (primário).</text:p>
      <text:p text:style-name="P5"/>
      <text:p text:style-name="P3">Fluxo Principal</text:p>
      <text:p text:style-name="P5"/>
      <text:list xml:id="list1833657623" text:style-name="L1">
        <text:list-item>
          <text:p text:style-name="P14">Incluir caso de uso “UC01.10.00 – Buscar Aluno”;</text:p>
        </text:list-item>
        <text:list-item>
          <text:p text:style-name="P14">Sistema exibe uma lista de matrículas do aluno;</text:p>
        </text:list-item>
        <text:list-item>
          <text:p text:style-name="P14">Usuário seleciona <text:s/>a matrícula do aluno;</text:p>
        </text:list-item>
        <text:list-item>
          <text:p text:style-name="P14">Sistema exibe o Histórico Escolar da matrícula selecionada:</text:p>
          <text:list>
            <text:list-item>
              <text:p text:style-name="P14">Sistema exibe um cabeçalho com informações padronizadas da instituição;</text:p>
            </text:list-item>
            <text:list-item>
              <text:p text:style-name="P14">No cabeçalho da primeira página, exibe:</text:p>
              <text:list>
                <text:list-item>
                  <text:p text:style-name="P14">nome do aluno</text:p>
                </text:list-item>
                <text:list-item>
                  <text:p text:style-name="P14">matrícula;</text:p>
                </text:list-item>
                <text:list-item>
                  <text:p text:style-name="P14">data de nascimento</text:p>
                </text:list-item>
                <text:list-item>
                  <text:p text:style-name="P14">nome do pai;</text:p>
                </text:list-item>
                <text:list-item>
                  <text:p text:style-name="P14">naturalidade;</text:p>
                </text:list-item>
                <text:list-item>
                  <text:p text:style-name="P14"><text:soft-page-break/>cpf;</text:p>
                </text:list-item>
                <text:list-item>
                  <text:p text:style-name="P14">nome da mãe</text:p>
                </text:list-item>
                <text:list-item>
                  <text:p text:style-name="P14">identidade e órgão expedidor;</text:p>
                </text:list-item>
              </text:list>
            </text:list-item>
            <text:list-item>
              <text:p text:style-name="P14">Para cada disciplina cursada pelo aluno em determinada matrícula, ordenados pelo período letivo de forma crescente, exibir:</text:p>
              <text:list>
                <text:list-item>
                  <text:p text:style-name="P14">Período (p.ex. 2010.1)</text:p>
                </text:list-item>
                <text:list-item>
                  <text:p text:style-name="P19">Grade/Turno (p.ex. A / NOITE )</text:p>
                </text:list-item>
                <text:list-item>
                  <text:p text:style-name="P14">Disciplina (sigla e nome, p.ex. AL1 – Algoritmos I)</text:p>
                </text:list-item>
                <text:list-item>
                  <text:p text:style-name="P14">Créditos</text:p>
                </text:list-item>
                <text:list-item>
                  <text:p text:style-name="P14">Carga Horária</text:p>
                </text:list-item>
                <text:list-item>
                  <text:p text:style-name="P14">Média Final</text:p>
                </text:list-item>
                <text:list-item>
                  <text:p text:style-name="P14">Situação Final (AP, RM, RF ou ID)</text:p>
                </text:list-item>
              </text:list>
            </text:list-item>
            <text:list-item>
              <text:p text:style-name="P14">Exibir uma linha separando os componentes cursados e, a seguir, o texto: Componentes Curriculares Pendentes:</text:p>
            </text:list-item>
            <text:list-item>
              <text:p text:style-name="P14">Dos Componentes Curriculares que o aluno tem que cumprir – aqueles da matriz curricular associada à matricula em questão – exibir, ordenado pelo Período (crescente):</text:p>
              <text:list>
                <text:list-item>
                  <text:p text:style-name="P14">Período (semestre em que o componente está na matriz);</text:p>
                </text:list-item>
                <text:list-item>
                  <text:p text:style-name="P14">Disciplina (sigla e nome);</text:p>
                </text:list-item>
                <text:list-item>
                  <text:p text:style-name="P14">Créditos</text:p>
                </text:list-item>
                <text:list-item>
                  <text:p text:style-name="P14">Carga Horária</text:p>
                </text:list-item>
                <text:list-item>
                  <text:p text:style-name="P14">Tipo de Componente (OBRIGATÓRIO/ELETIVO);</text:p>
                </text:list-item>
              </text:list>
            </text:list-item>
            <text:list-item>
              <text:p text:style-name="P21">Exibir o histórico de situação de matrícula, cada entrada exibindo as seguintes informações, ordenadas por ordem cronológica inversa:</text:p>
              <text:list>
                <text:list-item>
                  <text:p text:style-name="P21">Data do Histórico</text:p>
                </text:list-item>
                <text:list-item>
                  <text:p text:style-name="P21">Situação</text:p>
                </text:list-item>
                <text:list-item>
                  <text:p text:style-name="P21">Texto de Observação</text:p>
                </text:list-item>
              </text:list>
            </text:list-item>
            <text:list-item>
              <text:p text:style-name="P20"><text:span text:style-name="T2">Exibir a lista de documentos pendentes, onde para cada documento pendente exibir a descrição do documento (P.ex. Histórico Escolar Ensino Médio);</text:span></text:p>
            </text:list-item>
            <text:list-item>
              <text:p text:style-name="P15">Exibir a CR dessa matrícula do aluno;</text:p>
            </text:list-item>
          </text:list>
        </text:list-item>
        <text:list-item>
          <text:p text:style-name="P14">Usuário solicita a impressão do Histórico e caso de uso de encerra;</text:p>
        </text:list-item>
      </text:list>
      <text:p text:style-name="P10"/>
      <text:p text:style-name="P3">Fluxo Alternativo</text:p>
      <text:list xml:id="list47712164" text:style-name="WW8Num1">
        <text:list-item>
          <text:p text:style-name="P16">Usuário encerra execução do caso de uso a qualquer momento.</text:p>
        </text:list-item>
      </text:list>
      <text:p text:style-name="P5"><text:soft-page-break/></text:p>
      <text:p text:style-name="P3">Pós-condições</text:p>
      <text:list xml:id="list1491154622" text:style-name="WW8Num4">
        <text:list-item>
          <text:p text:style-name="P17">Sistema gerou o modelo do Histórico para impressão;</text:p>
        </text:list-item>
        <text:list-item>
          <text:p text:style-name="P17">Sistema registrou no log de auditoria a seguinte mensagem para o usuário logado: “Emitido Histórico do aluno <text:span text:style-name="T1">Fulano de Tal</text:span>, matrícula <text:span text:style-name="T1">071470001</text:span>, do curso <text:span text:style-name="T1">TASI (Tecnologia em Análise de Sistemas)</text:span>”;</text:p>
        </text:list-item>
      </text:list>
      <text:p text:style-name="P11"/>
      <text:p text:style-name="P3">Regras de Negócio</text:p>
      <text:p text:style-name="P5">N/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arágrafo_20_da_20_Lista" style:display-name="Parágrafo da Lista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51387</meta:initial-creator>
    <meta:creation-date>2010-03-04T12:02:00</meta:creation-date>
    <dc:creator>mbelo </dc:creator>
    <dc:date>2011-04-10T18:15:28</dc:date>
    <meta:editing-cycles>30</meta:editing-cycles>
    <meta:editing-duration>PT46H45M15S</meta:editing-duration>
    <meta:generator>OpenOffice.org/3.2$Linux OpenOffice.org_project/320m19$Build-9505</meta:generator>
    <meta:document-statistic meta:table-count="1" meta:image-count="0" meta:object-count="0" meta:page-count="3" meta:paragraph-count="72" meta:word-count="446" meta:character-count="2739"/>
  </office:meta>
</office:document-meta>
</file>